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fe6" officeooo:paragraph-rsid="00051fe6"/>
    </style:style>
    <style:style style:name="P2" style:family="paragraph" style:parent-style-name="Standard">
      <style:text-properties officeooo:rsid="0007859d" officeooo:paragraph-rsid="0007859d"/>
    </style:style>
    <style:style style:name="P3" style:family="paragraph" style:parent-style-name="Standard">
      <style:text-properties officeooo:rsid="0007859d" officeooo:paragraph-rsid="0007859d"/>
    </style:style>
    <style:style style:name="P4" style:family="paragraph" style:parent-style-name="Standard">
      <style:text-properties officeooo:rsid="000a6e57" officeooo:paragraph-rsid="000a6e57"/>
    </style:style>
    <style:style style:name="P5" style:family="paragraph" style:parent-style-name="Standard">
      <style:text-properties officeooo:rsid="000b8c4a" officeooo:paragraph-rsid="000c6c9f"/>
    </style:style>
    <style:style style:name="T1" style:family="text">
      <style:text-properties officeooo:rsid="000c6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am benh</text:p>
      <text:p text:style-name="P1"/>
      <text:p text:style-name="P1">a, Định nghĩa quan hệ điều_trị với ten bệnh mặc định là “chưa biết”</text:p>
      <text:p text:style-name="P1"/>
      <text:p text:style-name="P1">b, Đưa ra ten các bác sỹ mà đã từng điều trị cho bệnh “Lao Phổi”</text:p>
      <text:p text:style-name="P1"/>
      <text:p text:style-name="P1"><text:s/>select b2.ten from bac_sy b2 natural join dieu_tri b3 where b3.tenbenh = 'Lao Phoi';</text:p>
      <text:p text:style-name="P1"/>
      <text:p text:style-name="P1">c, Đưa ra tên các bác sỹ mà chưa từng khám bệnh “Lao Phôi”</text:p>
      <text:p text:style-name="P1"/>
      <text:p text:style-name="P1">select * from bac_sy b2 left join dieu_tri b3 on b2.idbacsy = b3.idbacsy where b3.tenbenh is null or b3.tenbenh not like 'Lao Phoi';</text:p>
      <text:p text:style-name="P1"/>
      <text:p text:style-name="P2">d, Đưa ra tên các bác sỹ vừa khám bệnh “Lao Phổi” vừa khám bệnh “Tim Mạch”</text:p>
      <text:p text:style-name="P2"/>
      <text:p text:style-name="P2">select distinct b2.ten from bac_sy b2 natural join dieu_tri b3 where b3.tenbenh = 'Lao Phoi' or b3.tenbenh = 'Tim Mach';</text:p>
      <text:p text:style-name="P2"/>
      <text:p text:style-name="P4">e, Đưa ra tên các bác sỹ khám nhiều hơn 5 bệnh nhân trong ngày “20/10/2018”</text:p>
      <text:p text:style-name="P4"/>
      <text:p text:style-name="P4">select distinct b2.ten from bac_sy b2 natural join dieu_tri b3 where b3.ngaynhapvien = '2018-10-20' group by b3.idbacsy having count(idbacsy) &gt;=5;</text:p>
      <text:p text:style-name="P4"/>
      <text:p text:style-name="P5">f, Đưa <text:span text:style-name="T1">ra ID của bác sĩ mà khám bệnh cho nhiều người bệnh ở “Bắc Ninh” nhất</text:span></text:p>
      <text:p text:style-name="P5"/>
      <text:p text:style-name="P5">select b2.idbacsy from benh_nhan b1 natural join dieu_tri b3 natural join bac_sy b2 where b1.diachi = 'Bac Ninh' group by b2.idbacsy having count(idbacsy) &gt;= all(select count(b2.idbacsy) from benh_nhan b1 natural join dieu_tri b3 natural join bac_sy b2 where b1.diachi = 'Bac Ninh' group by b2.idbacsy);</text:p>
      <text:p text:style-name="P1"/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9:29:48.655833787</meta:creation-date>
    <dc:date>2018-11-16T00:28:04.753002327</dc:date>
    <meta:editing-duration>PT2H6M4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219" meta:character-count="1212" meta:non-whitespace-character-count="1000"/>
  </office:meta>
</office:document-meta>
</file>